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62000004B70D7591EB7D2364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Noto Sans Mono CJK SC" svg:font-family="'Noto Sans Mono CJK SC'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629cm"/>
    </style:style>
    <style:style style:name="pr7" style:family="presentation" style:parent-style-name="默认-outline1">
      <style:graphic-properties fo:min-height="10.41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name-asian="Noto Sans Mono CJK SC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公众号接口开发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整体架构与技术清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5" draw:layer="layout" svg:width="27.999cm" svg:height="15.747cm" svg:x="-0.006cm" svg:y="0.004cm">
          <draw:image xlink:href="Pictures/1000000000000862000004B70D7591EB7D23647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7">NodeJS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本课程使用了NodeJS开发环境，这是针对当前的专业方向设定的。</text:p>
              </text:list-item>
              <text:list-item>
                <text:p>NodeJS可以开启高性能的HTTP/HTTPS服务，如果在服务器上还存在Nginx等专业的Web服务器软件，可以开启反向代理，我们的课程就采用了这样的方式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7">HTTP/HTTPS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了解HTTP协议是非常重要的，不仅仅是微信和小程序，这是Web领域的基石。</text:p>
              </text:list-item>
              <text:list-item>
                <text:p>微信公众号的开发者服务器配置并不要求必须启用HTTPS。</text:p>
              </text:list-item>
              <text:list-item>
                <text:p>小程序对接的后台服务器必须使用HTTPS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XML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XML作为存储和传输数据格式的标准，被广泛使用。</text:p>
              </text:list-item>
              <text:list-item>
                <text:p>在微信开发中，微信服务器与开发者服务器消息通信使用了XML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7">JSON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JSON也是一种用于传输和存储数据的格式，因为格式简单、轻量、解析速度比较快的特点，使用非常广泛。</text:p>
              </text:list-item>
              <text:list-item>
                <text:p>大部分情况下都是使用JSON通信，在Web领域JSON使用非常多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7">Linux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本课程并不强制要求使用Linux。但是还是推荐使用Linux作为开发环境。</text:p>
              </text:list-item>
              <text:list-item>
                <text:p>Linux在云计算、嵌入式等领域占有绝对优势。</text:p>
              </text:list-item>
              <text:list-item>
                <text:p>互联网公司的开发、测试、部署等都是基于Linux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7">数据库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数据库在Web开发领域是经常要用到的。本课程使用MariaDB。</text:p>
              </text:list-item>
              <text:list-item>
                <text:p>MariaDB是MySQL创始人因为担心MySQL被商业化而创立的一个分支，现在已经独立开发。</text:p>
              </text:list-item>
              <text:list-item>
                <text:p>MariaDB使用和MySQL没有区别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云服务器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国内的云服务器厂商很多，比较好的是阿里云和腾讯云。</text:p>
              </text:list-item>
              <text:list-item>
                <text:p>搭建云服务器环境需要：域名+云服务器。</text:p>
              </text:list-item>
              <text:list-item>
                <text:p>国内的域名和服务器需要备案<text:span text:style-name="T4">。</text:span></text:p>
              </text:list-item>
              <text:list-item>
                <text:p><text:span text:style-name="T2">云控制台设置安全组规则开启</text:span><text:span text:style-name="T2">80</text:span><text:span text:style-name="T2">和</text:span><text:span text:style-name="T2">443</text:span><text:span text:style-name="T2">端口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Noto Sans Mono CJK SC" svg:font-family="'Noto Sans Mono CJK SC'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0T13:06:05.330924999</dc:date>
    <meta:editing-duration>PT6H17M6S</meta:editing-duration>
    <meta:editing-cycles>61</meta:editing-cycles>
    <meta:generator>LibreOffice/6.0.7.3$Linux_X86_64 LibreOffice_project/00m0$Build-3</meta:generator>
    <meta:document-statistic meta:object-count="56"/>
  </office:meta>
</office:document-meta>
</file>